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mdstic@rmdstic-OptiPlex-390:~$ python3 DSA.py</text:p>
      <text:p text:style-name="Standard">Enter Number of Clients :- 2</text:p>
      <text:p text:style-name="Standard">Enter Phone Numbers --</text:p>
      <text:p text:style-name="Standard"/>
      <text:p text:style-name="Standard">--&gt; 56526459</text:p>
      <text:p text:style-name="Standard">--&gt; 59766184</text:p>
      <text:p text:style-name="Standard">Enter Hash Table Size :- 5</text:p>
      <text:p text:style-name="Standard">If collision occurs which collision resolution technique do you want to use?</text:p>
      <text:p text:style-name="Standard"><text:tab/>1. Linear Probing</text:p>
      <text:p text:style-name="Standard"><text:tab/>2. Double Hashing :- 2</text:p>
      <text:p text:style-name="Standard"/>
      <text:p text:style-name="Standard">Hash Value <text:tab/>Key</text:p>
      <text:p text:style-name="Standard"/>
      <text:p text:style-name="Standard"><text:tab/>0</text:p>
      <text:p text:style-name="Standard"/>
      <text:p text:style-name="Standard"><text:tab/>1</text:p>
      <text:p text:style-name="Standard"/>
      <text:p text:style-name="Standard"><text:tab/>2</text:p>
      <text:p text:style-name="Standard"/>
      <text:p text:style-name="Standard"><text:tab/>3</text:p>
      <text:p text:style-name="Standard"/>
      <text:p text:style-name="Standard"><text:tab/>4 <text:tab/>---&gt; <text:tab/>5976618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0T15:50:27.980259189</meta:creation-date>
    <dc:date>2024-01-30T15:54:43.944905383</dc:date>
    <meta:editing-duration>PT4M16S</meta:editing-duration>
    <meta:editing-cycles>1</meta:editing-cycles>
    <meta:document-statistic meta:table-count="0" meta:image-count="0" meta:object-count="0" meta:page-count="1" meta:paragraph-count="15" meta:word-count="56" meta:character-count="304" meta:non-whitespace-character-count="256"/>
    <meta:generator>LibreOffice/6.4.7.2$Linux_X86_64 LibreOffice_project/40$Build-2</meta:generator>
  </office:meta>
</office:document-meta>
</file>